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2" style:master-page-name="Standard">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ta Implementació</text:p>
      <text:p text:style-name="Text_20_body">Un cop realitzada la vista lògica el pas natural, de la mateixa manera que passavem de l'analisi al disseny, serà realitzar la vista d'implementació del sistema, que com en el cas anterior serà on mostrarem quina ha sigut l'organització dels packages, i s'explicarà l'elecció d'aquests.</text:p>
      <text:p text:style-name="Heading_20_3">Descripció general</text:p>
      <text:p text:style-name="Text_20_body">El model de disseny és un model evolucional a partir del model d'anàlisi amb l'objectiu de detallar-ne la implementació. Les principals diferències entre els dos models és que en el model de disseny les relacions entre entitats estan normalitzades i es dissenyen es casos d'ús tot aplicant patrons de disseny.</text:p>
      <text:p text:style-name="Text_20_body">Com en el cas anterior en aquest model de disseny es segueix el patró d'estructurar-lo entre tres capes: presentació, domini i dades. El motiu pel qual em escollit aquesta distribució ha sigut degut <text:s/>a que és la que més habituats estem a fer sevir, i a més a més, considerem que compleix els requisits necessaris per a implementar correctament el nostre sistema, tant des de el punt de vista arquitectonic com de funcionalitats.</text:p>
      <text:p text:style-name="Heading_20_3">Capes</text:p>
      <text:p text:style-name="Text_20_body">A continuació presentem els elements pels que estan formats cadascuna de les capes i quins són els principals canvis amb el disseny.</text:p>
      <text:h text:style-name="Heading_20_4" text:outline-level="4">Capa presentació</text:h>
      <text:p text:style-name="Text_20_body">Aquesta capa pel que fa als packages s'ha seguit la mateixa estructurar que a l'analisi. D'altra banda s'han realitzat alguns reajustos pel que fa al resultat que haviem obtingut amb el disseny. </text:p>
      <text:p text:style-name="Text_20_body">En primer lloc mencionar que s'ha reespecificat la manera en que es realitzaven les invocacions de creacions de les finestres adaptant-ho a la tecnogia de que disposavem.</text:p>
      <text:p text:style-name="Text_20_body">A més a més s'ha dissenyat correctament quins són els elements necessaris per a realitzar les crides al sistema extern.</text:p>
      <text:p text:style-name="Text_20_body">Finalment, s'ha millorar la distribució dels diferents diagrames divident-los en diversas parts segons quins eren els seus continguts.</text:p>
      <text:h text:style-name="Heading_20_4" text:outline-level="4">Capa domini</text:h>
      <text:p text:style-name="Text_20_body">Pel que fa al domini comentar principalment la refinació que em realitzat en quan a la primera versió que haviem realitzat a l'analisi.</text:p>
      <text:p text:style-name="Text_20_body">En aquesta part és on em aplicat els patrons que em utilitzat en tot el disseny que basicament és redueixen al singleton i al patró estat.</text:p>
      <text:p text:style-name="Text_20_body">És important l'esforç que em realitzat per a agrupar en una totes les funciones de caire semblant per a intentar generar el mínim nombre de funcions, de tal manera que ens quedes un sistema més cohesionat, sempre evitant que aquesta cohesió ens portes a realitzar funcions massa generiques que perjudiquessin la contrucció global del sistema, així com l'eficiencia del codi resultant.</text:p>
      <text:p text:style-name="Text_20_body"><text:soft-page-break/>Finalment comentar que hem realitzat un esforç per a intentar detallar el màxim possible totes les accions que tenen lloc als diagrames de tal manera que facilitessim la feina dels implementadors a l'hora de realitzar la interpretació dels diagrames.</text:p>
      <text:h text:style-name="Heading_20_4" text:outline-level="4">Capa dades</text:h>
      <text:p text:style-name="Text_20_body">Pel que fa a les dades, aquesta capa no ha sofert pràcticament modificacions, <text:s/>i simplement el que hem fet a set definir les interficies necessaries per a relacionar-nos en cadascuna de les entitats del sist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list-style-name=""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Fuente_20_de_20_párrafo_20_predeter." style:display-name="Fuente de párrafo predet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ANCEL•LAR COMANDA</dc:title>
    <meta:initial-creator>LCFIB</meta:initial-creator>
    <meta:creation-date>2008-04-24T08:22:00</meta:creation-date>
    <dc:date>2008-06-08T00:11:15</dc:date>
    <dc:language>es-ES</dc:language>
    <meta:editing-cycles>39</meta:editing-cycles>
    <meta:editing-duration>PT4H4M3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0" meta:object-count="0" meta:page-count="2" meta:paragraph-count="19" meta:word-count="487" meta:character-count="2970"/>
  </office:meta>
</office:document-meta>
</file>